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e7e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2a6099" loext:opacity="100%"/>
    </style:style>
    <style:style style:name="P4" style:family="paragraph" style:parent-style-name="Standard">
      <style:text-properties fo:color="#2a6099" loext:opacity="100%" fo:font-weight="bold" style:font-weight-asian="bold" style:font-weight-complex="bold"/>
    </style:style>
    <style:style style:name="P5" style:family="paragraph" style:parent-style-name="Standard">
      <style:text-properties officeooo:paragraph-rsid="000d982a"/>
    </style:style>
    <style:style style:name="P6" style:family="paragraph" style:parent-style-name="Standard">
      <style:text-properties fo:color="#c9211e" loext:opacity="100%"/>
    </style:style>
    <style:style style:name="T1" style:family="text">
      <style:text-properties fo:font-weight="bold" style:font-weight-asian="bold" style:font-weight-complex="bold"/>
    </style:style>
    <style:style style:name="T2" style:family="text">
      <style:text-properties officeooo:rsid="000ce7eb"/>
    </style:style>
    <style:style style:name="T3" style:family="text">
      <style:text-properties officeooo:rsid="000d982a"/>
    </style:style>
    <style:style style:name="T4" style:family="text">
      <style:text-properties fo:color="#2a6099" loext:opacity="100%"/>
    </style:style>
    <style:style style:name="T5"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text:p>
      <text:p text:style-name="P3">Questão2 <text:s/></text:p>
      <text:p text:style-name="P3"><text:s/></text:p>
      <text:p text:style-name="P3"><text:s text:c="3"/></text:p>
      <text:p text:style-name="P3">Observe as proposições abaixo e responda se é FALSA ou VERDADEIRA. Logo depois selecione a resposta que corresponde à sequência escolhida:</text:p>
      <text:p text:style-name="P3"/>
      <text:p text:style-name="Standard">(<text:tab/> ) <text:s/>Os Sistemas digitais modernos abrangem poucos níveis de complexidade.</text:p>
      <text:p text:style-name="Standard">(<text:tab/> ) Quanto menor a quantidade de componentes necessários à implementação de um sistema digital, maior será sua complexidade, consequentemente, mais difícil de compreender como é seu funcionamento e de como fazer seu projeto.</text:p>
      <text:p text:style-name="Standard">(<text:tab/> ) <text:s/>Os Níveis de Abstração são de suma importância no processo de projeto de sistemas digitais. </text:p>
      <text:p text:style-name="Standard">(<text:tab/> ) <text:s/>A quantidade de componentes que compõe um sistema digital pode variar de apenas um até vários componentes.</text:p>
      <text:p text:style-name="Standard">(<text:tab/> ) Os componentes utilizados para construir um sistema digital são compostos desde o componente do tipo chaveamento e vai até um sistema senoidal completo.</text:p>
      <text:p text:style-name="Standard"/>
      <text:p text:style-name="Standard"><text:s/></text:p>
      <text:p text:style-name="Standard">1 - F – V – F – V - V</text:p>
      <text:p text:style-name="Standard">2 - F – F – V – V - F</text:p>
      <text:p text:style-name="Standard">3 - F – V – V – F - V</text:p>
      <text:p text:style-name="Standard">4 - V – F – V – F - F</text:p>
      <text:p text:style-name="Standard">5 - F – F – F – V - F</text:p>
      <text:p text:style-name="Standard"><text:s/></text:p>
      <text:p text:style-name="Standard">Sua resposta: V – F – V – F - F</text:p>
      <text:p text:style-name="Standard">Valor: Resposta Errada</text:p>
      <text:p text:style-name="Standard">Valor recebido: 0.00</text:p>
      <text:p text:style-name="Standard"/>
      <text:p text:style-name="Standard"/>
      <text:p text:style-name="Standard"><text:s/></text:p>
      <text:p text:style-name="P3"><text:s/></text:p>
      <text:p text:style-name="P3">Questão3 <text:s/></text:p>
      <text:p text:style-name="P3"><text:s/></text:p>
      <text:p text:style-name="P3"><text:s text:c="3"/>Neste módulo você teve oportunidade de estudar representações de projeto de sistemas. Tendo por base esta afirmação, selecione entre as questões abaixo a que está incorreta:</text:p>
      <text:p text:style-name="Standard"><text:s/></text:p>
      <text:p text:style-name="Standard">1 - Entendemos que em qualquer projeto é possível montar ou criar algo quando seguimos um projeto que utiliza diferentes tipos e níveis de abstração.</text:p>
      <text:p text:style-name="Standard">2 - Em determinado nível de abstração são representados apenas determinados detalhes.</text:p>
      <text:p text:style-name="Standard">3 - Os detalhes identificados em uma dada fase do projeto dependem do quanto é complexo o sistema.</text:p>
      <text:p text:style-name="Standard">4 - Não há dificuldade alguma no desenvolvimento do projeto de um microprocessador por meio do uso apenas portas lógicas básicas.</text:p>
      <text:p text:style-name="Standard"/>
      <text:p text:style-name="P1">Sua resposta: <text:span text:style-name="T2">5</text:span></text:p>
      <text:p text:style-name="Standard">Valor: Resposta Errada</text:p>
      <text:p text:style-name="Standard">Valor recebido: 0.00</text:p>
      <text:p text:style-name="Standard"/>
      <text:p text:style-name="Standard"/>
      <text:p text:style-name="Standard"><text:s/></text:p>
      <text:p text:style-name="Standard"><text:soft-page-break/><text:s text:c="2"/></text:p>
      <text:p text:style-name="Standard"><text:s/></text:p>
      <text:p text:style-name="P3"><text:s/></text:p>
      <text:p text:style-name="P4">Questão5 <text:s/></text:p>
      <text:p text:style-name="P3"><text:s/></text:p>
      <text:p text:style-name="P3"><text:s text:c="3"/>Durante o estudo deste módulo você teve oportunidade de estudar sobre Sistemas Digitais. Tendo por base esta afirmação, selecione das questões abaixo a que está correta:</text:p>
      <text:p text:style-name="Standard"><text:s/></text:p>
      <text:p text:style-name="Standard">Sua resposta: <text:span text:style-name="T2">5 - </text:span>Podemos definir um sistema digital como aquele que é formado por um conjunto de componentes interconectados que processam informações em forma digital ou discreta. Na maioria dos sistemas digitais, os componentes básicos utilizados são dispositivos eletrônicos chamados Circuitos Integrados (CIs).</text:p>
      <text:p text:style-name="Standard">Valor: Resposta Correta</text:p>
      <text:p text:style-name="Standard">Valor recebido: 10.00</text:p>
      <text:p text:style-name="Standard"/>
      <text:p text:style-name="Standard"/>
      <text:p text:style-name="Standard"><text:s/></text:p>
      <text:p text:style-name="Standard"><text:s/></text:p>
      <text:p text:style-name="P3"><text:span text:style-name="T1">Questão6</text:span> <text:s/></text:p>
      <text:p text:style-name="P3"><text:s/></text:p>
      <text:p text:style-name="P3"><text:s text:c="3"/></text:p>
      <text:p text:style-name="P3">Você teve oportunidade de estudar Expressões Booleanas. Tendo por base este conhecimento adquirido, escolha a opção que melhor completa a seguinte afirmação:</text:p>
      <text:p text:style-name="Standard"/>
      <text:p text:style-name="Standard">Uma ________________________, como o próprio nome informa, é formada basicamente por um conjunto de colunas, nas quais são listadas todas as combinações possíveis entre as variáveis de entrada (à esquerda) e o resultado da função (à direita).</text:p>
      <text:p text:style-name="Standard"><text:s/></text:p>
      <text:p text:style-name="P3">Sua resposta: <text:span text:style-name="T2">3 - </text:span>tabela verdade</text:p>
      <text:p text:style-name="Standard">Valor: Resposta Correta</text:p>
      <text:p text:style-name="Standard">Valor recebido: 10.00</text:p>
      <text:p text:style-name="Standard"/>
      <text:p text:style-name="Standard"/>
      <text:p text:style-name="Standard"><text:s/></text:p>
      <text:p text:style-name="Standard"><text:s/></text:p>
      <text:p text:style-name="P3"><text:span text:style-name="T1">Questão7</text:span> <text:s/></text:p>
      <text:p text:style-name="P3"><text:s/></text:p>
      <text:p text:style-name="P3"><text:s text:c="3"/></text:p>
      <text:p text:style-name="P3">Observe as proposições abaixo e responda se é FALSA ou VERDADEIRA. Logo depois selecione a resposta que corresponde à sequência escolhida:</text:p>
      <text:p text:style-name="P3"/>
      <text:p text:style-name="Standard">(<text:tab/> ) <text:s/>Um flip-flop é um elemento básico de memória que tem a capacidade de armazenamento de 1 byte de informação.</text:p>
      <text:p text:style-name="Standard">(<text:tab/> ) As Portas são células capacitoras que podem ser grupadas formando módulos.</text:p>
      <text:p text:style-name="Standard">(<text:tab/> ) <text:s/>Os módulos são utilizados na composição básica ao nível de registradores. </text:p>
      <text:p text:style-name="Standard">(<text:tab/> ) <text:s/>Utilizando-se de equações Booleanas e Finite State Machines - FSMs (diagramas de máquinas de estados finitas) é possível descrever o comportamento de cada módulo.</text:p>
      <text:p text:style-name="Standard">(<text:tab/> ) Os registradores têm por seus principais componentes as unidades de memória e aritméticas, tais como: multiplicadores, comparadores, somadores, contadores, filas, registradores, bancos de registradores e etc.</text:p>
      <text:p text:style-name="Standard"/>
      <text:p text:style-name="Standard"><text:s/></text:p>
      <text:p text:style-name="Standard"><text:soft-page-break/>1 - F – F – V – V - V</text:p>
      <text:p text:style-name="Standard">2 - F – F – V – V - F</text:p>
      <text:p text:style-name="Standard">3 - F – V – V – F - V</text:p>
      <text:p text:style-name="Standard">4 - V – V – F – F - F</text:p>
      <text:p text:style-name="Standard">5 - F – F – F – V - V</text:p>
      <text:p text:style-name="Standard"><text:s/></text:p>
      <text:p text:style-name="Standard">Sua resposta: F – F – F – V - V</text:p>
      <text:p text:style-name="Standard">Valor: Resposta Errada</text:p>
      <text:p text:style-name="Standard">Valor recebido: 0.00</text:p>
      <text:p text:style-name="Standard"/>
      <text:p text:style-name="Standard"/>
      <text:p text:style-name="Standard"><text:s/></text:p>
      <text:p text:style-name="Standard"><text:s/></text:p>
      <text:p text:style-name="P3">Questão8 <text:s/></text:p>
      <text:p text:style-name="P3"><text:s/></text:p>
      <text:p text:style-name="P3"><text:s text:c="3"/></text:p>
      <text:p text:style-name="P3">Observe as proposições abaixo e responda se é FALSA ou VERDADEIRA. Logo depois selecione a resposta que corresponde à sequência escolhida:</text:p>
      <text:p text:style-name="P3"/>
      <text:p text:style-name="Standard">(<text:tab/> ) <text:s/>A operação “OU” é definida como: “ operação que resulta “0” (zero) se pelo menos uma das variáveis de entrada tiver o valor de “0” (zero).</text:p>
      <text:p text:style-name="Standard">(<text:tab/> ) Podemos deduzir pela definição que o resultado da operação <text:s/>E será <text:s/>1 (um) se, e somente se, todas as entradas tiverem o valor de 1 (um).</text:p>
      <text:p text:style-name="Standard">(<text:tab/> ) <text:s/>Complementação é uma operação que consiste em que seu resultado é simplesmente o valor suplementar ao que a variável apresenta.</text:p>
      <text:p text:style-name="Standard">(<text:tab/> ) <text:s/>Você deve ter notado que diferentemente das operações “OU” e “E”, a operação de complementação só pode ser definida sobre uma variável, ou sobre o resultado de uma expressão.</text:p>
      <text:p text:style-name="Standard">(<text:tab/> ) Uma equação qualquer que descreve uma função <text:s/>Booleana tem por objetivo compreender com detalhes o comportamento de qualquer combinação de entrada.</text:p>
      <text:p text:style-name="Standard"/>
      <text:p text:style-name="Standard"><text:s/></text:p>
      <text:p text:style-name="Standard">1 - F – V – F – V - F</text:p>
      <text:p text:style-name="Standard">2 - V – V – F – V - F</text:p>
      <text:p text:style-name="Standard">3 - F – V – V – F - V</text:p>
      <text:p text:style-name="Standard">4 - F – F – V – V - F</text:p>
      <text:p text:style-name="Standard">5 - V – F – F – F - V</text:p>
      <text:p text:style-name="Standard"><text:s/></text:p>
      <text:p text:style-name="Standard">Sua resposta: V – V – F – V - F</text:p>
      <text:p text:style-name="Standard">Valor: Resposta Errada</text:p>
      <text:p text:style-name="Standard">Valor recebido: 0.00</text:p>
      <text:p text:style-name="Standard"/>
      <text:p text:style-name="Standard"><text:s/></text:p>
      <text:p text:style-name="Standard"><text:s/></text:p>
      <text:p text:style-name="P4">Questão9 <text:s/></text:p>
      <text:p text:style-name="P3"><text:s/></text:p>
      <text:p text:style-name="P3"><text:s text:c="3"/>Durante o estudo deste módulo você teve oportunidade de entender que um sistema deve ter sua função bem definida e esta definição é que irá identificar as funcionalidades de seus componentes. Tendo por base esta afirmação, selecione das questões abaixo a que está correta:</text:p>
      <text:p text:style-name="Standard"><text:s/></text:p>
      <text:p text:style-name="Standard"/>
      <text:p text:style-name="P3">Sua resposta: <text:span text:style-name="T3">1 - </text:span>Uma das funções de um computador é transformar as informações que você acessa na Rede Mundial de Computadores (Internet) e torná-las possíveis de serem entendidas.</text:p>
      <text:p text:style-name="Standard"><text:soft-page-break/>Valor: Resposta Correta</text:p>
      <text:p text:style-name="Standard">Valor recebido: 10.00</text:p>
      <text:p text:style-name="Standard"><text:s/></text:p>
      <text:p text:style-name="Standard"><text:s/></text:p>
      <text:p text:style-name="P3">Questão10 <text:s/></text:p>
      <text:p text:style-name="P3"><text:s/></text:p>
      <text:p text:style-name="P3"><text:s text:c="3"/></text:p>
      <text:p text:style-name="P3">Você teve oportunidade de estudar Expressões Booleanas. Tendo por base este conhecimento adquirido, escolha a opção que melhor completa a seguinte afirmação:</text:p>
      <text:p text:style-name="P3"/>
      <text:p text:style-name="Standard">Expressões que estão entre parêntesis têm precedência sobre operadores E e OU que estejam no mesmo patamar. No caso da operação de ____________________, esta deve ser avaliada tão logo seja possível.</text:p>
      <text:p text:style-name="Standard"/>
      <text:p text:style-name="Standard"><text:s/></text:p>
      <text:p text:style-name="Standard">1 - Suplementação</text:p>
      <text:p text:style-name="P6">2 - Distribuição</text:p>
      <text:p text:style-name="Standard">3 - Expressão</text:p>
      <text:p text:style-name="Standard">4 - Subexpressão</text:p>
      <text:p text:style-name="Standard">5 - Complementação</text:p>
      <text:p text:style-name="P6"><text:s/></text:p>
      <text:p text:style-name="P6">Sua resposta: Distribuição</text:p>
      <text:p text:style-name="Standard">Valor: Resposta Errada</text:p>
      <text:p text:style-name="Standard">Valor recebido: 0.00</text:p>
      <text:p text:style-name="Standard"/>
      <text:p text:style-name="Standard"/>
      <text:p text:style-name="Standard"><text:s/></text:p>
      <text:p text:style-name="Standard"><text:s text:c="2"/></text:p>
      <text:p text:style-name="P3">Questão1 <text:s/></text:p>
      <text:p text:style-name="P3"><text:s/></text:p>
      <text:p text:style-name="P3"><text:s text:c="3"/>Durante o estudo deste módulo você teve oportunidade de conhecer a representação comportamental, estrutural e física. Tendo por base esta afirmação, selecione entre as questões abaixo a que está incorreta:</text:p>
      <text:p text:style-name="Standard"><text:s/></text:p>
      <text:p text:style-name="Standard">1 - Uma representação comportamental mostra como é o funcionamento, mas não mostra como é feita a implementação de determinado sistema.</text:p>
      <text:p text:style-name="Standard">2 - Na representação estrutural há uma definição da “caixa branca” como o conjunto de seus componentes e suas respectivas interconexões.</text:p>
      <text:p text:style-name="Standard">3 - Oposto da representação comportamental, a representação estrutural se atem às especificações e a implementação do sistema sem fazer referência à sua funcionalidade.</text:p>
      <text:p text:style-name="Standard">5 - A representação física é utilizada para fazer a descrição do sistema logo após sua fabricação, especificando quais serão suas dimensões, peso, consumo de energia elétrica e as posições de cada dispositivo de entrada ou saída.</text:p>
      <text:p text:style-name="Standard"><text:s/></text:p>
      <text:p text:style-name="Standard">Sua resposta: <text:span text:style-name="T2">4</text:span></text:p>
      <text:p text:style-name="Standard">Valor: Resposta Errada</text:p>
      <text:p text:style-name="Standard">Valor recebido: 0.00</text:p>
      <text:p text:style-name="Standard"><text:s/></text:p>
      <text:p text:style-name="Standard"/>
      <text:p text:style-name="Standard"><text:s/></text:p>
      <text:p text:style-name="P3"><text:span text:style-name="T1">Questão3</text:span> <text:s/></text:p>
      <text:p text:style-name="P3"><text:s/></text:p>
      <text:p text:style-name="P3"><text:soft-page-break/><text:s text:c="3"/></text:p>
      <text:p text:style-name="P3">Ao aprofundarmos o assunto neste módulo, tivemos a oportunidade de estudar o que é um sistema. Tendo por base o que foi visto, escolha a opção que melhor completa a seguinte afirmação:</text:p>
      <text:p text:style-name="Standard"/>
      <text:p text:style-name="Standard">Uma das muitas funções de um computador é transformar as informações que você acessa na Internet e torná-las possíveis de serem entendidas, pois por trás das imagens há uma infinidade de bits e bytes, códigos, programas e etc. Sendo assim, podemos identificar dois aspectos básicos em qualquer sistema, que são: ________________ e ___________________.</text:p>
      <text:p text:style-name="Standard"/>
      <text:p text:style-name="P2"><text:s/></text:p>
      <text:p text:style-name="P4">Sua resposta: <text:span text:style-name="T3">4 - </text:span><text:s/>sua estrutura / seu comportamento.</text:p>
      <text:p text:style-name="Standard">Valor: Resposta Correta</text:p>
      <text:p text:style-name="Standard">Valor recebido: 10.00</text:p>
      <text:p text:style-name="Standard"/>
      <text:p text:style-name="Standard"/>
      <text:p text:style-name="P3"/>
      <text:p text:style-name="P3">Questão4 <text:s/></text:p>
      <text:p text:style-name="Standard"><text:s/></text:p>
      <text:p text:style-name="Standard"><text:s text:c="3"/></text:p>
      <text:p text:style-name="P3">Ao aprofundarmos o assunto neste módulo, tivemos a oportunidade de estudar o que é um sistema. Tendo por base o que foi visto, escolha a opção que melhor completa a seguinte afirmação:</text:p>
      <text:p text:style-name="Standard"/>
      <text:p text:style-name="Standard">Uma das muitas funções de um _________________________é transformar as informações que você acessa na Internet e torná-las possíveis de serem entendidas, pois por trás das imagens há uma infinidade de bits e bytes, códigos, programas e etc.</text:p>
      <text:p text:style-name="P4"><text:s/></text:p>
      <text:p text:style-name="P4">Sua resposta: <text:span text:style-name="T3">3 - </text:span>computador</text:p>
      <text:p text:style-name="Standard">Valor: Resposta Correta</text:p>
      <text:p text:style-name="Standard">Valor recebido: 10.00</text:p>
      <text:p text:style-name="Standard"><text:s/></text:p>
      <text:p text:style-name="Standard"><text:s/></text:p>
      <text:p text:style-name="P3">Questão5 <text:s/></text:p>
      <text:p text:style-name="P3"><text:s/></text:p>
      <text:p text:style-name="P3"><text:s text:c="3"/>Durante o estudo deste módulo você teve oportunidade de entender que em Sistemas onde há vários componentes uma das características será a complexidade das inter-relações entre eles. Tendo por base esta afirmação, selecione das questões abaixo a que está incorreta:</text:p>
      <text:p text:style-name="P3"><text:s/></text:p>
      <text:p text:style-name="Standard">1 - Sistemas em que seus componentes tem por característica um grau de complexidade nas inter-relações, são chamados de “sistemas complexos inter-relacional ”.</text:p>
      <text:p text:style-name="Standard">2 - Em projetos que adotam os chamados “sistemas complexos”, a identificação da ordem ou regularidade é de suma importância, o que exige uma abordagem sistemática e estruturada.</text:p>
      <text:p text:style-name="Standard">3 - Em virtude de qual aspecto está sendo identificado, a representação que deve ser utilizada terá um nível de abstração adequada.</text:p>
      <text:p text:style-name="Standard">4 - As representações mais comuns utilizadas são de três tipos: a comportamental, a estruturada e a física.</text:p>
      <text:p text:style-name="Standard">5 - Nos sistemas em que há vários componentes uma das características será a complexidade das inter-relações entre eles, então é por isso que são chamados de “sistemas complexos”.</text:p>
      <text:p text:style-name="Standard"><text:s/></text:p>
      <text:p text:style-name="Standard">Sua resposta: Nos sistemas em que há vários componentes uma das características será a complexidade das inter-relações entre eles, então é por isso que são chamados de “sistemas complexos”.</text:p>
      <text:p text:style-name="Standard">Valor: Resposta Errada</text:p>
      <text:p text:style-name="Standard"><text:soft-page-break/>Valor recebido: 0.00</text:p>
      <text:p text:style-name="Standard"/>
      <text:p text:style-name="Standard"/>
      <text:p text:style-name="Standard"><text:s/></text:p>
      <text:p text:style-name="Standard"><text:s/></text:p>
      <text:p text:style-name="P3">Questão6 <text:s/></text:p>
      <text:p text:style-name="P3"><text:s/></text:p>
      <text:p text:style-name="P3"><text:s text:c="3"/>Observe as proposições abaixo e responda se é FALSA ou VERDADEIRA. Logo depois selecione a resposta que corresponde à sequência escolhida:</text:p>
      <text:p text:style-name="Standard"/>
      <text:p text:style-name="Standard">(<text:tab/> ) <text:s/>Um sistema pode ser definido como um conjunto de elementos que se relacionam e interagem com objetivo de desempenhar determinada função.</text:p>
      <text:p text:style-name="Standard">(<text:tab/> ) No caso do mundo da computação os componentes de um sistema computacional estão interconectados, de modo a formar um todo organizado, sendo assim, cada elemento desempenha determinada função e deve atingir uma meta geral.</text:p>
      <text:p text:style-name="Standard">(<text:tab/> ) <text:s/>Um sistema deve ter sua função bem definida e esta definição é que irá identificar as funcionalidades de seus componentes.</text:p>
      <text:p text:style-name="Standard">(<text:tab/> ) <text:s/>Podemos dizer que os aspectos básicos em qualquer sistema são: sua estrutura e seu comportamento.</text:p>
      <text:p text:style-name="Standard">(<text:tab/> ) <text:s/>Uma das muitas funções de um computador é transformar as informações que você acessa na Internet e torná-las possíveis de serem entendidas.</text:p>
      <text:p text:style-name="Standard"/>
      <text:p text:style-name="Standard"><text:s/></text:p>
      <text:p text:style-name="Standard">1 - F – V – F – F - V</text:p>
      <text:p text:style-name="Standard">2 - V – V – V – V - V</text:p>
      <text:p text:style-name="Standard">3 - F – V – F – V - V</text:p>
      <text:p text:style-name="Standard">4 - V – F – V – F - F</text:p>
      <text:p text:style-name="Standard">5 - F – F – F – V - F</text:p>
      <text:p text:style-name="Standard"><text:s/></text:p>
      <text:p text:style-name="P3">Sua resposta: V – V – V – V - V</text:p>
      <text:p text:style-name="Standard">Valor: Resposta Correta</text:p>
      <text:p text:style-name="Standard">Valor recebido: 10.00</text:p>
      <text:p text:style-name="Standard"/>
      <text:p text:style-name="Standard"/>
      <text:p text:style-name="Standard"><text:s/></text:p>
      <text:p text:style-name="Standard"><text:s/></text:p>
      <text:p text:style-name="P3">Questão7 <text:s/></text:p>
      <text:p text:style-name="P3"><text:s/></text:p>
      <text:p text:style-name="P3"><text:s text:c="3"/></text:p>
      <text:p text:style-name="P3">Durante nosso estudo vimos o que é um sistema. Tendo por base este conhecimento adquirido, escolha a opção que melhor completa a seguinte afirmação:</text:p>
      <text:p text:style-name="Standard"/>
      <text:p text:style-name="Standard">Identificando os dois aspectos básicos em qualquer sistema que são sua Estrutura e seu Comportamento. Consequentemente, podemos dizer que a (o) ________________é reflexo dos componentes e a maneira como estão interconectados. No caso a (o) <text:s/>___________________é reflexo da funcionalidade do sistema.</text:p>
      <text:p text:style-name="Standard"><text:s/></text:p>
      <text:p text:style-name="P3">Sua resposta: <text:s/><text:span text:style-name="T3">5 - </text:span>estrutura / comportamento</text:p>
      <text:p text:style-name="Standard">Valor: Resposta Correta</text:p>
      <text:p text:style-name="Standard">Valor recebido: 10.00</text:p>
      <text:p text:style-name="Standard"/>
      <text:p text:style-name="Standard"/>
      <text:p text:style-name="Standard"><text:soft-page-break/><text:s/></text:p>
      <text:p text:style-name="Standard"><text:s/></text:p>
      <text:p text:style-name="P3">Questão8 <text:s/></text:p>
      <text:p text:style-name="P3"><text:s text:c="3"/></text:p>
      <text:p text:style-name="P3">Você teve oportunidade de estudar Expressões Booleanas. Tendo por base este conhecimento adquirido, escolha a opção que melhor completa a seguinte afirmação:</text:p>
      <text:p text:style-name="Standard"/>
      <text:p text:style-name="Standard">Para poder criar as respectivas colunas para as variáveis de entrada e logo depois listar todas as combinações possíveis, utilizando a fórmula número de combinações = 2n . O “n” representa _________________________________________________.</text:p>
      <text:p text:style-name="Standard"/>
      <text:p text:style-name="Standard"><text:s/></text:p>
      <text:p text:style-name="P3">5 - o número de circuitos combinacionais possíveis</text:p>
      <text:p text:style-name="Standard"><text:s/></text:p>
      <text:p text:style-name="P5">Sua resposta: <text:span text:style-name="T4">5 - o número de circuitos combinacionais possíveis</text:span></text:p>
      <text:p text:style-name="Standard">Valor: Resposta Correta</text:p>
      <text:p text:style-name="Standard">Valor recebido: 10.00</text:p>
      <text:p text:style-name="Standard"/>
      <text:p text:style-name="Standard"/>
      <text:p text:style-name="P3">Questão9 <text:s/></text:p>
      <text:p text:style-name="P3"><text:s text:c="3"/></text:p>
      <text:p text:style-name="P3">Você teve oportunidade de estudar Expressões Booleanas. Tendo por base este conhecimento adquirido, escolha a opção que melhor completa a seguinte afirmação:</text:p>
      <text:p text:style-name="Standard"/>
      <text:p text:style-name="Standard">O operador da operação de Complementação é chamado de: _______________________. </text:p>
      <text:p text:style-name="Standard"/>
      <text:p text:style-name="Standard"><text:s/></text:p>
      <text:p text:style-name="P3">Sua resposta: <text:span text:style-name="T3">2 - </text:span>unário</text:p>
      <text:p text:style-name="Standard">Valor: Resposta Correta</text:p>
      <text:p text:style-name="Standard">Valor recebido: 10.00</text:p>
      <text:p text:style-name="Standard"><text:s/></text:p>
      <text:p text:style-name="Standard"><text:s/></text:p>
      <text:p text:style-name="P3">Questão10 <text:s/></text:p>
      <text:p text:style-name="P3"><text:s/></text:p>
      <text:p text:style-name="P3"><text:s text:c="3"/></text:p>
      <text:p text:style-name="P3">Você teve oportunidade de estudar sobre as representações dos sistemas digitais e níveis de abstração. Tendo por base este conhecimento adquirido, escolha a opção que melhor completa a seguinte afirmação:</text:p>
      <text:p text:style-name="Standard"/>
      <text:p text:style-name="Standard">Um nível de abstração, ou de granularidade, é caracterizado pelo tipo de objetos utilizados na representação. Geralmente, é possível identificar quatro diferentes tipos de objetos em um produto eletrônico. São eles: _____________, _______________, ______________ e _______________. </text:p>
      <text:p text:style-name="Standard"/>
      <text:p text:style-name="Standard"><text:s/></text:p>
      <text:p text:style-name="P3">Sua resposta: <text:span text:style-name="T3">4 - </text:span>registradores, processadores , portas e transistores.</text:p>
      <text:p text:style-name="Standard">Valor: Resposta Correta</text:p>
      <text:p text:style-name="Standard">Valor recebido: 10.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22:45:30.257884025</meta:creation-date>
    <dc:date>2023-04-12T00:07:14.910898988</dc:date>
    <meta:editing-duration>PT19M9S</meta:editing-duration>
    <meta:editing-cycles>3</meta:editing-cycles>
    <meta:generator>LibreOffice/7.3.7.2$Linux_X86_64 LibreOffice_project/30$Build-2</meta:generator>
    <meta:document-statistic meta:table-count="0" meta:image-count="0" meta:object-count="0" meta:page-count="7" meta:paragraph-count="234" meta:word-count="1990" meta:character-count="12374" meta:non-whitespace-character-count="10263"/>
  </office:meta>
</office:document-meta>
</file>